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osevka Term SS03" svg:font-family="'Iosevka Term SS03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ahoma" svg:font-family="Tahoma" style:font-family-generic="system" style:font-pitch="variable"/>
    <style:font-face style:name="Tempora LGC Uni" svg:font-family="'Tempora LGC Uni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paragraph-rsid="0019fed8"/>
    </style:style>
    <style:style style:name="P2" style:family="paragraph" style:parent-style-name="Standard">
      <style:text-properties style:font-name="Times New Roman" fo:font-size="14pt" officeooo:rsid="0019fed8" officeooo:paragraph-rsid="0019fed8" style:font-size-asian="14pt" style:font-size-complex="14pt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officeooo:rsid="0019fed8" style:font-size-asian="14pt" style:font-size-complex="14pt"/>
    </style:style>
    <style:style style:name="T3" style:family="text">
      <style:text-properties officeooo:rsid="001ab4f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Практическая<text:span text:style-name="T3">№13</text:span></text:p>
      <text:p text:style-name="P2"/>
      <text:p text:style-name="P1"><text:span text:style-name="T2">1)</text:span><text:span text:style-name="T1">Ваш скрипт содержит несколько ошибок, которые мешают корректному выполнению. Вот исправленная и улучшенная версия с учетом задания по обфускации:<text:line-break/><text:line-break/>1. В исходном коде исправьте условие запуска главного блока: вместо </text:span><text:span text:style-name="Source_20_Text"><text:span text:style-name="T1">if name == "main":</text:span></text:span><text:span text:style-name="T1"> должно быть </text:span><text:span text:style-name="Source_20_Text"><text:span text:style-name="T1">if __name__ == "__main__":</text:span></text:span><text:span text:style-name="T1">  <text:line-break/>2. Для обфускации в командной строке используйте PyArmor, как вы указали:<text:line-break/>shell<text:line-break/>pip install pyarmor<text:line-break/>pyarmor gen -O dist auth.py<text:line-break/></text:span></text:p>
      <text:p text:style-name="P1"><text:span text:style-name="T1">3. После этого в папке </text:span><text:span text:style-name="Source_20_Text"><text:span text:style-name="T1">dist</text:span></text:span><text:span text:style-name="T1"> у вас будет папка </text:span><text:span text:style-name="Source_20_Text"><text:span text:style-name="T1">auth</text:span></text:span><text:span text:style-name="T1">, где лежит уже обфусцированный код.<text:line-break/><text:line-break/>Исправленный </text:span><text:a xlink:type="simple" xlink:href="https://web.telegram.org/a/auth.py" text:style-name="Internet_20_link" text:visited-style-name="Visited_20_Internet_20_Link"><text:span text:style-name="T1">auth.py</text:span></text:a><text:span text:style-name="T1">:<text:line-break/>python<text:line-break/>def check_password(input_pwd):<text:line-break/>password = "Admin@2024"<text:line-break/>return input_pwd == password<text:line-break/><text:line-break/>if __name__ == "__main__":<text:line-break/>user_input = input("Password: ")<text:line-break/>print("Access granted!" if check_password(user_input) else "Denied!")</text:span></text:p>
      <text:p text:style-name="P1"><text:span text:style-name="T1"/></text:p>
      <text:p text:style-name="P1"><text:span text:style-name="T2">2)Вы на правильном пути для усиления защиты вашего скрипта! Вот как можно объединить упаковку с PyInstaller и шифрование строки пароля с помощью библиотеки cryptography:<text:line-break/><text:line-break/>1. Обновите </text:span><text:a xlink:type="simple" xlink:href="https://web.telegram.org/a/auth.py" text:style-name="Internet_20_link" text:visited-style-name="Visited_20_Internet_20_Link"><text:span text:style-name="T2">auth.py</text:span></text:a><text:span text:style-name="T2"> для шифрования пароля:<text:line-break/><text:line-break/>python<text:line-break/>from cryptography.fernet import Fernet<text:line-break/><text:line-break/>Ключ можно сохранять отдельно для безопасности, но для примера генерируем внутри<text:line-break/>key = Fernet.generate_key()<text:line-break/>cipher = Fernet(key)<text:line-break/>enc_password = cipher.encrypt(b"Admin@2024")<text:line-break/><text:line-break/>def check_password(input_pwd):<text:line-break/>real_pwd = cipher.decrypt(enc_password).decode()<text:line-break/>return input_pwd == real_pwd<text:line-break/><text:line-break/></text:span><text:soft-page-break/><text:span text:style-name="T2">if __name__ == "__main__":<text:line-break/>user_input = input("Password: ")<text:line-break/>print("Access granted!" if check_password(user_input) else "Denied!")<text:line-break/></text:span></text:p>
      <text:p text:style-name="P1"><text:span text:style-name="T2">2. Упакуйте скрипт в один exe с ключом шифрования (параметр --key в PyInstaller применяется для шифрования байткода, усиливая защиту):<text:line-break/><text:line-break/>shell<text:line-break/>pip install pyinstaller cryptography<text:line-break/>pyinstaller --onefile --key=MySecretKey auth.py<text:line-break/>```<text:line-break/><text:line-break/>3. После сборки исполняемый файл будет содержать зашифрованный байткод, а пароль — дополнительно шифрован в памяти.<text:line-break/><text:line-break/>4. Для анализа:<text:line-break/><text:line-break/>- uncompyle6 не сможет напрямую извлечь код, т.к. байткод зашифрован;<text:line-break/>- в Ghidra будет сложно найти строку пароля, так как она зашифрована.<text:line-break/><text:line-break/>Если хотите, могу помочь с примером, как вынести ключ в отдельный файл и безопасно загружать его при запуске.<text:line-break/><text:line-break/></text:span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osevka Term SS03" svg:font-family="'Iosevka Term SS03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ahoma" svg:font-family="Tahoma" style:font-family-generic="system" style:font-pitch="variable"/>
    <style:font-face style:name="Tempora LGC Uni" svg:font-family="'Tempora LGC Uni'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ource_20_Text" style:display-name="Source Text" style:family="text">
      <style:text-properties style:font-name="Iosevka Term SS03" fo:font-family="'Iosevka Term SS03'" style:font-family-generic="modern" style:font-pitch="fixed" style:font-name-asian="Liberation Mono" style:font-family-asian="'Liberation Mono'" style:font-family-generic-asian="modern" style:font-pitch-asian="fixed" style:font-name-complex="Iosevka Term SS03" style:font-family-complex="'Iosevka Term SS03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6T08:25:18.351869125</meta:creation-date>
    <dc:date>2025-06-06T10:41:34.683768289</dc:date>
    <meta:editing-duration>PT7M35S</meta:editing-duration>
    <meta:editing-cycles>2</meta:editing-cycles>
    <meta:generator>LibreOffice/7.6.4.1$Linux_X86_64 LibreOffice_project/60$Build-1</meta:generator>
    <meta:document-statistic meta:table-count="0" meta:image-count="0" meta:object-count="0" meta:page-count="2" meta:paragraph-count="5" meta:word-count="270" meta:character-count="2048" meta:non-whitespace-character-count="1765"/>
  </office:meta>
</office:document-meta>
</file>